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5983b0" loext:opacity="100%"/>
    </style:style>
    <style:style style:name="P2" style:family="paragraph" style:parent-style-name="Text_20_body">
      <style:text-properties fo:color="#355269" loext:opacity="100%"/>
    </style:style>
    <style:style style:name="P3" style:family="paragraph" style:parent-style-name="Text_20_body">
      <style:text-properties fo:font-style="italic" officeooo:rsid="00130d39" officeooo:paragraph-rsid="00130d39" style:font-style-asian="italic" style:font-style-complex="italic"/>
    </style:style>
    <style:style style:name="P4" style:family="paragraph" style:parent-style-name="Text_20_body">
      <style:text-properties officeooo:rsid="0012e10a" officeooo:paragraph-rsid="0012e10a"/>
    </style:style>
    <style:style style:name="P5" style:family="paragraph" style:parent-style-name="Text_20_body">
      <style:text-properties officeooo:rsid="0012e10a" officeooo:paragraph-rsid="00157093"/>
    </style:style>
    <style:style style:name="P6" style:family="paragraph" style:parent-style-name="Text_20_body">
      <style:text-properties officeooo:rsid="00130d39" officeooo:paragraph-rsid="00130d39"/>
    </style:style>
    <style:style style:name="P7" style:family="paragraph" style:parent-style-name="Text_20_body">
      <style:text-properties officeooo:rsid="0012e10a" officeooo:paragraph-rsid="00130d39"/>
    </style:style>
    <style:style style:name="P8" style:family="paragraph" style:parent-style-name="Text_20_body">
      <style:text-properties officeooo:rsid="00130d39" officeooo:paragraph-rsid="001445d4"/>
    </style:style>
    <style:style style:name="P9" style:family="paragraph" style:parent-style-name="Text_20_body">
      <style:text-properties officeooo:rsid="00130d39" officeooo:paragraph-rsid="00146587"/>
    </style:style>
    <style:style style:name="P10" style:family="paragraph" style:parent-style-name="Text_20_body">
      <style:text-properties officeooo:rsid="0014ad88" officeooo:paragraph-rsid="0014ad88"/>
    </style:style>
    <style:style style:name="P11" style:family="paragraph" style:parent-style-name="Text_20_body">
      <style:text-properties officeooo:rsid="0012e10a" officeooo:paragraph-rsid="0014ad88"/>
    </style:style>
    <style:style style:name="P12" style:family="paragraph" style:parent-style-name="Text_20_body">
      <style:text-properties officeooo:rsid="00166bbb" officeooo:paragraph-rsid="00166bbb"/>
    </style:style>
    <style:style style:name="P13" style:family="paragraph" style:parent-style-name="Text_20_body">
      <style:text-properties officeooo:rsid="00130d39" officeooo:paragraph-rsid="00166bbb"/>
    </style:style>
    <style:style style:name="P14" style:family="paragraph" style:parent-style-name="Text_20_body">
      <style:text-properties officeooo:rsid="0017facf" officeooo:paragraph-rsid="0017facf"/>
    </style:style>
    <style:style style:name="P15" style:family="paragraph" style:parent-style-name="Text_20_body">
      <style:text-properties officeooo:rsid="00130d39" officeooo:paragraph-rsid="001ab552"/>
    </style:style>
    <style:style style:name="P16" style:family="paragraph" style:parent-style-name="Text_20_body">
      <style:text-properties officeooo:rsid="001ab552" officeooo:paragraph-rsid="001ab552"/>
    </style:style>
    <style:style style:name="P17" style:family="paragraph" style:parent-style-name="Text_20_body">
      <style:text-properties officeooo:rsid="001d064d" officeooo:paragraph-rsid="001d064d"/>
    </style:style>
    <style:style style:name="P18" style:family="paragraph" style:parent-style-name="Text_20_body">
      <style:text-properties officeooo:rsid="0012e10a" officeooo:paragraph-rsid="001d064d"/>
    </style:style>
    <style:style style:name="T1" style:family="text">
      <style:text-properties officeooo:rsid="00146587"/>
    </style:style>
    <style:style style:name="T2" style:family="text">
      <style:text-properties officeooo:rsid="001e5bdc"/>
    </style:style>
    <style:style style:name="T3" style:family="text">
      <style:text-properties officeooo:rsid="00130d39"/>
    </style:style>
    <style:style style:name="T4" style:family="text">
      <style:text-properties officeooo:rsid="00157093"/>
    </style:style>
    <style:style style:name="T5" style:family="text">
      <style:text-properties officeooo:rsid="0012e10a"/>
    </style:style>
    <style:style style:name="T6" style:family="text">
      <style:text-properties officeooo:rsid="001445d4"/>
    </style:style>
    <style:style style:name="T7" style:family="text">
      <style:text-properties officeooo:rsid="0017facf"/>
    </style:style>
    <style:style style:name="T8" style:family="text">
      <style:text-properties officeooo:rsid="001ab552"/>
    </style:style>
    <style:style style:name="T9" style:family="text">
      <style:text-properties officeooo:rsid="001debbe"/>
    </style:style>
    <style:style style:name="T10" style:family="text">
      <style:text-properties officeooo:rsid="001d06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/>
      <text:p text:style-name="P3">Επιλεξτε όλες τις σωστές απαντησεις, ανά περίπτωση <text:span text:style-name="T1">είναι παραπανω από μια</text:span>!</text:p>
      <text:p text:style-name="P4">1. Η μονάδα κιλόγραμμαριο (kgr) χρησιμοποιείται για <text:s/>μετρηση της:</text:p>
      <text:p text:style-name="P4">Α.όγκου <text:tab/>Β.μάζας<text:tab/> Γ.εμβαδού<text:tab/> Δ. πυκνοτητας</text:p>
      <text:p text:style-name="P4">2. Ποιά η διαφορά μεταξύ φυσικών– χημικών <text:s/>φαινόμενων. Αναφερετε</text:p>
      <text:p text:style-name="P4">παραδειγματα!</text:p>
      <text:p text:style-name="P4">3. Η <text:span text:style-name="T2">θ</text:span>ερμοκρασία μετράται σε βαθμούς: </text:p>
      <text:p text:style-name="P4">Α. Κελσίου <text:tab/>Β. Κέλβιν<text:tab/> Γ. Φαρενάιτ<text:tab/> Δ. Μοίρες</text:p>
      <text:p text:style-name="P4">4. Η ένταση ηλεκτρικού ρεύματος <text:s/>μετράται σε:</text:p>
      <text:p text:style-name="P4">Α. Δευτερόλεπτα <text:tab/>Β. Volt<text:tab/> Γ. Μέτρα<text:tab/> Δ. Ampere</text:p>
      <text:p text:style-name="P4">5. Η ένταση φωτεινής πηγής μετράται σε:</text:p>
      <text:p text:style-name="P5">Α. Candela <text:span text:style-name="T3">cd</text:span> <text:s/><text:tab/>Β. Volt<text:tab/> Γ. <text:span text:style-name="T4">Lumen</text:span><text:tab/> Δ. Ampere</text:p>
      <text:p text:style-name="P6">6. <text:s/>Ο βρασμός είναι χημικό φαινόμενο;</text:p>
      <text:p text:style-name="P6">Α. Σωστό <text:tab/><text:tab/>Β. Λάθος</text:p>
      <text:p text:style-name="P6">7. Η αστραπή είναι χημικό φαινόμενο;</text:p>
      <text:p text:style-name="P6">Α. Σωστό <text:tab/><text:tab/>Β. Λάθος</text:p>
      <text:p text:style-name="P6">8. Η ακουστική μελετά την διαδοση του:</text:p>
      <text:p text:style-name="P6">Α. ήχου <text:tab/><text:span text:style-name="T5">Β. </text:span>φωτός<text:span text:style-name="T5"><text:tab/> Γ. </text:span>ηλεκτρικού ρευματος<text:span text:style-name="T5"><text:tab/> Δ. </text:span>φυσικού αερίου</text:p>
      <text:p text:style-name="P6">9. Η αστρονομία είναι υποσύνολο της:</text:p>
      <text:p text:style-name="P7">Α. <text:span text:style-name="T3">γαστρονομίας</text:span> <text:s/><text:tab/>Β. <text:span text:style-name="T3">αστροφυσικής</text:span><text:tab/> Γ. <text:span text:style-name="T3">μηχανικής</text:span> <text:tab/> Δ. <text:span text:style-name="T6">η</text:span><text:span text:style-name="T3">λεκτρονικής</text:span></text:p>
      <text:p text:style-name="P8">10. <text:span text:style-name="T6">Η κοσμολογία μελετά την:</text:span></text:p>
      <text:p text:style-name="P9"><text:span text:style-name="T6"><text:s/></text:span><text:span text:style-name="T5">Α. </text:span><text:span text:style-name="T6">αρχή του συμπαντος</text:span><text:span text:style-name="T5"> <text:s/><text:tab/>Β. </text:span><text:span text:style-name="T1">ε</text:span><text:span text:style-name="T6">ξέλιξή του </text:span><text:span text:style-name="T5"><text:tab/> Γ. έ</text:span><text:span text:style-name="T6">κτασή του </text:span><text:span text:style-name="T5"><text:s/>Δ. </text:span><text:span text:style-name="T6">προέλευση της ζωής</text:span></text:p>
      <text:p text:style-name="P10">11.<text:span text:style-name="T5"> Η μονάδα </text:span>λίτρο<text:span text:style-name="T5"> (</text:span>lt<text:span text:style-name="T5">) χρησιμοποιείται για <text:s/>μετρηση της:</text:span></text:p>
      <text:p text:style-name="P11">Α. όγκου <text:tab/>Β. μάζας<text:tab/> Γ. εμβαδού<text:tab/> Δ. <text:span text:style-name="T2">π</text:span>υκνότητας</text:p>
      <text:p text:style-name="P12">12. Η οπτική μελετά την διάδοση του:</text:p>
      <text:p text:style-name="P13">Α. ήχου <text:tab/><text:span text:style-name="T5">Β. </text:span>φωτός<text:span text:style-name="T5"><text:tab/> Γ. </text:span>ηλεκτρικού ρεύματος<text:span text:style-name="T5"><text:tab/> Δ. </text:span>φυσικού αερίου</text:p>
      <text:p text:style-name="P12">13. Η μετατροπή του μούστου σε οίνο ειναι φυσικό φαινόμενο;</text:p>
      <text:p text:style-name="P13">Α. Σωστό <text:tab/><text:tab/>Β.Λάθος</text:p>
      <text:p text:style-name="P12"><text:soft-page-break/>14. Η μετατροπή του οίνου σε ξύδι ειναι φυσικό φαινόμενο;</text:p>
      <text:p text:style-name="P13">Α. Σωστό <text:tab/><text:tab/>Β.Λάθος</text:p>
      <text:p text:style-name="P14">15. Η ταχύτητα είναι μονόμετρο μέγεθος;</text:p>
      <text:p text:style-name="P15">Α. Σωστό <text:tab/><text:tab/>Β.Λάθος</text:p>
      <text:p text:style-name="P16">16. <text:s/>Η δύναμη είναι <text:s/><text:span text:style-name="T7">διανυσματικό </text:span>μεγεθος;</text:p>
      <text:p text:style-name="P15">Α. Σωστό <text:tab/><text:tab/>Β.Λάθος</text:p>
      <text:p text:style-name="P16">17. Η μετεωρολογία μελετά την</text:p>
      <text:p text:style-name="P15">Α. <text:span text:style-name="T8">ατμοσφαιρική κυκλοφορία</text:span> <text:tab/><text:span text:style-name="T5">Β. </text:span><text:span text:style-name="T9">θ</text:span><text:span text:style-name="T8">αλάσσια </text:span><text:span text:style-name="T5"><text:tab/> Γ. </text:span><text:span text:style-name="T8">οδική</text:span><text:span text:style-name="T5"><text:tab/> Δ. </text:span><text:span text:style-name="T9">ε</text:span><text:span text:style-name="T8">ν</text:span>αέρ<text:span text:style-name="T8">ια</text:span></text:p>
      <text:p text:style-name="P16">18. <text:s/>Η κλιματολογία είναι κλαδος της <text:s/>μετεωρολογίας;</text:p>
      <text:p text:style-name="P15">Α. Σωστό <text:tab/><text:tab/>Β.Λάθος</text:p>
      <text:p text:style-name="P16">19. Η πρόγνωση καιρού για την επομένη ημέρα εχει 20% ποσοστό αποτυχίας;</text:p>
      <text:p text:style-name="P15">Α. Σωστό <text:tab/><text:tab/>Β.Λάθος</text:p>
      <text:p text:style-name="P17">20. Ποιά απο τα παρακάτω είναι θεμελιώδη φυσικά μεγεθη;</text:p>
      <text:p text:style-name="P18">Α.όγκο<text:span text:style-name="T10">ς</text:span> <text:tab/>Β.μάζα<text:tab/><text:tab/> Γ.εμβαδό<text:span text:style-name="T10">ν</text:span><text:tab/> Δ. <text:span text:style-name="T9">μήκος</text:span></text:p>
      <text:p text:style-name="P17"/>
      <text:p text:style-name="P4"><text:s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style style:name="MT1" style:family="text">
      <style:text-properties officeooo:rsid="0018fd3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Ν.Αϊβαλιώτης <text:tab/><text:tab/><text:span text:style-name="MT1">31</text:span>.10.2024</text:p>
      </style:header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0-31T09:34:57.466349747</dc:date>
    <meta:editing-duration>PT24M40S</meta:editing-duration>
    <meta:editing-cycles>12</meta:editing-cycles>
    <meta:generator>LibreOffice/24.8.2.1$Linux_X86_64 LibreOffice_project/480$Build-1</meta:generator>
    <meta:print-date>2024-10-31T09:23:34.920282091</meta:print-date>
    <meta:printed-by>PDF files</meta:printed-by>
    <meta:document-statistic meta:table-count="0" meta:image-count="0" meta:object-count="0" meta:page-count="2" meta:paragraph-count="45" meta:word-count="286" meta:character-count="1780" meta:non-whitespace-character-count="1468"/>
  </office:meta>
</office:document-meta>
</file>